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560000030067A2330C29872966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width="6.9252in" svg:height="3.8929in" draw:z-index="0"><draw:image xlink:href="Pictures/10000000000005560000030067A2330C29872966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7-21T21:12:11.001000000</meta:creation-date>
    <dc:date>2021-07-21T21:13:04.287000000</dc:date>
    <meta:editing-duration>PT53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7.1.1.2$Windows_X86_64 LibreOffice_project/fe0b08f4af1bacafe4c7ecc87ce55bb426164676</meta:generator>
  </office:meta>
</office:document-meta>
</file>